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66ba" officeooo:paragraph-rsid="001766ba"/>
    </style:style>
    <style:style style:name="P2" style:family="paragraph" style:parent-style-name="Standard">
      <style:text-properties fo:font-size="10pt" officeooo:rsid="001766ba" officeooo:paragraph-rsid="001766ba" style:font-size-asian="10pt" style:font-size-complex="10pt"/>
    </style:style>
    <style:style style:name="P3" style:family="paragraph" style:parent-style-name="Standard">
      <style:text-properties officeooo:rsid="0018bb29" officeooo:paragraph-rsid="0018bb29"/>
    </style:style>
    <style:style style:name="P4" style:family="paragraph" style:parent-style-name="Standard">
      <style:text-properties officeooo:rsid="001a996e" officeooo:paragraph-rsid="001a996e"/>
    </style:style>
    <style:style style:name="P5" style:family="paragraph" style:parent-style-name="Standard">
      <style:text-properties officeooo:rsid="001b6a9f" officeooo:paragraph-rsid="001b6a9f"/>
    </style:style>
    <style:style style:name="P6" style:family="paragraph" style:parent-style-name="Standard">
      <style:text-properties officeooo:rsid="001bbffc" officeooo:paragraph-rsid="001bbffc"/>
    </style:style>
    <style:style style:name="T1" style:family="text">
      <style:text-properties officeooo:rsid="001a996e"/>
    </style:style>
    <style:style style:name="T2" style:family="text">
      <style:text-properties officeooo:rsid="001b6a9f"/>
    </style:style>
    <style:style style:name="T3" style:family="text">
      <style:text-properties officeooo:rsid="001c81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a precisa suportar:</text:p>
      <text:p text:style-name="P1"/>
      <text:p text:style-name="P1">Professor possui turmas</text:p>
      <text:p text:style-name="P1">Turmas <text:s/>de alunos, possuindo código e senha, cadastrado pelo professor</text:p>
      <text:p text:style-name="P1">Turmas possuem exercícios</text:p>
      <text:p text:style-name="P1">exercícios possuem testes</text:p>
      <text:p text:style-name="P2"/>
      <text:p text:style-name="P2">Exemplo:</text:p>
      <text:p text:style-name="P2">Turma de BCC tem o exercicio Newton Raphson, contendo 5 testes diferentes</text:p>
      <text:p text:style-name="P2"/>
      <text:p text:style-name="P1"/>
      <text:p text:style-name="P1">Aluno deve poder se inscrever em uma turma, utilizando código e senha</text:p>
      <text:p text:style-name="P1">Aluno submete arquivo (.m, .c, .cpp…) para um teste, servidor deve processar e devolver a nota para o aluno</text:p>
      <text:p text:style-name="P3">Aluno pode submeter novamente (3 vezes ?) para uma “recorreção”</text:p>
      <text:p text:style-name="P3"/>
      <text:p text:style-name="P3">Professor tem acesso a nota dos alunos, turmas e relatórios</text:p>
      <text:p text:style-name="P5">Professor pode solicitar recorreção de um teste</text:p>
      <text:p text:style-name="P3"/>
      <text:p text:style-name="P3"/>
      <text:p text:style-name="P3">Rotas do servidor:</text:p>
      <text:p text:style-name="P3"/>
      <text:p text:style-name="P3"><text:span text:style-name="T1">POST</text:span>/registrar</text:p>
      <text:p text:style-name="P3">Registrar como ALUNO</text:p>
      <text:p text:style-name="P3">requer e-mail, nome e senha</text:p>
      <text:p text:style-name="P3">devolve um token de autenticação (JWT), contendo ID, nome e CARGO (aluno, professor)</text:p>
      <text:p text:style-name="P3"/>
      <text:p text:style-name="P3"><text:span text:style-name="T1">GET</text:span>/logar</text:p>
      <text:p text:style-name="P3">Autenticação no servidor</text:p>
      <text:p text:style-name="P3">devolve um token de autenticação (JWT), contendo ID, nome e CARGO</text:p>
      <text:p text:style-name="P3"/>
      <text:p text:style-name="P4">Todas as próximas rotas requerem token</text:p>
      <text:p text:style-name="P3"/>
      <text:p text:style-name="P3"><text:span text:style-name="T1">POST</text:span>/<text:span text:style-name="T1">submit</text:span></text:p>
      <text:p text:style-name="P4">Requer Ids (turma, exercicio e teste)</text:p>
      <text:p text:style-name="P4">Requer arquivo com código do teste</text:p>
      <text:p text:style-name="P4"/>
      <text:p text:style-name="P4">I - Servidor chama instancia do docker/octave para rodar o teste do aluno, e captura o retorno.</text:p>
      <text:p text:style-name="P4"><text:tab/>Neste caso, o JS processa a saida do octave, faz as comparações com o gabarito <text:span text:style-name="T2">do <text:tab/>professor. JS pode levar mais tempo para ser processado. Mais sobrecarga no servidor</text:span></text:p>
      <text:p text:style-name="P4">ou</text:p>
      <text:p text:style-name="P4">II - Servidor chama programa em &lt;C, C++, C#… ?&gt; que coordena a chamada do docker/octave, <text:span text:style-name="T2">processando a saida do octave, fazendo comparações.</text:span></text:p>
      <text:p text:style-name="P6">Devolve a nota do aluno (E armazena na DB)</text:p>
      <text:p text:style-name="P6">ou</text:p>
      <text:p text:style-name="P6">III- Servidor chama o programa em &lt;C, C++, C# ?&gt;, que irão passar por um “Pipe”, fazendo a correção &gt; formatação da saida &gt; <text:span text:style-name="T3">comparação com gabarito</text:span></text:p>
      <text:p text:style-name="P6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1:06:51.957083312</meta:creation-date>
    <dc:date>2019-08-21T12:27:43.770343452</dc:date>
    <meta:editing-duration>PT19M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1" meta:word-count="259" meta:character-count="1572" meta:non-whitespace-character-count="1341"/>
  </office:meta>
</office:document-meta>
</file>